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Language.setBuildingView( boolean buil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isBuilding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BuilderConfig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contextualize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createTree( Configuration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mapLanguage.get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isBuilding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splitLabels( String labe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Language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createNodeBuilder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mapLanguage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registerListen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temapLanguage.setupNode( ProcessingNode node ,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temapLanguage.getMimeType( String role , String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ViewNodes( Collection viewNam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temapLanguage.setProcessor( ConcreteTree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ViewsForStatement( String role , String hint , Configuration statem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SitemapLanguag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LeaveSitemap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temapLanguage.getDisposable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HintsForStatement( String role , String hint , Configuration state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itemapLanguage.getLocation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itemapLanguage.setBuildingErrorHandler( boolean buil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addViewForLabel( String label , String vi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mapLanguage.link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Language.registerNode( String name , Processing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mapLanguage.getParameters( Configuration config , Location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mapLanguage.getRegisteredNod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Language.getTypeForStatement( Configuration statement , String ro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itemapLanguage.build( Configuration tree ,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itemapLanguage.resolve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Language.getEnterSitemap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